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end"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ott Brown</text:p>
      <text:p text:style-name="P1">A Report of Interval Prediction for Mean Household Income</text:p>
      <text:p text:style-name="P1"/>
      <text:p text:style-name="P2"><text:tab/>There are many factors to take into consideration when trying to determine mean household income. <text:s/>It's important to determine variables that may be significant predictors for income while also seeing which variables have a negligible impact. <text:s/>Many models must be created but only one can ultimately be selected. <text:s/>Who would have known that finding and generating the data, not the investigation of it, would prove to be the tough part of this project.</text:p>
      <text:p text:style-name="P2"><text:tab/>It was decided to look to the census to gather the data for household income. <text:s/>However, the census only seemed to put the data in terms of intervals (eg. 5000-9999) which didn't give very many unique data points. <text:s/>The data was then pseudo randomly generated using weighted average against 122,459 households sampled in the census. <text:s/>These were initially separated into 5 intervals: $0-49,999, $50,000-$99,999, $100,000-$149,999, $150,000-$199,999 and $200,000+. <text:s/>Using these intervals, 9 independent variables were gathered to determine their impact. <text:s/>These 9 variables are Metropolitan location (inside or outside), region (Northeast, Mountain West, South, West), marital status (Single Male, Single Female, Married), property rights (rent, own), work status (umemployed, parttime and fulltime), education (less than High School, High School, AA, BA, Graduate Degree), age (15-24, 25-34, 35-44, 45-54, 55-64, 65+), earners per household (0, 1, 2+) and number living in each household (1, 2, 3, 4, 5, 6, 7+). <text:s/>The data was compiled into a sample using 602 data points.</text:p>
      <text:p text:style-name="P2"><text:tab/>After getting the data into SAS, dummy variables were set up so a regression model could be created. <text:s/>All qualitative variables (everything except age, earners, and household number) were assigned dummy variables x1 through x13 in the analysis. <text:s/>The regression model is significant with an F=11.77 and a p value less than .0001 but this model has many problems. <text:s/>First, the R squared of .2319 isn't good. <text:s/>Secondly, the data shown along the line plot is no where close to being normal (both ends are far off the line and the middle is off the line as well). <text:s/>Thirdly, <text:s/>the residuals are almost certainly <text:soft-page-break/>correlated as most form a downward trending line. <text:s/>Lastly, the residuals are heavily skewed the right. <text:s/></text:p>
      <text:p text:style-name="P2"><text:tab/>After investigating all the data points for this model, I started to see that most of the data points in the last interval ($200,000+) are flagged as an outlier over 2 standard deviations away from the mean. <text:s/>I started to think that since this interval has a difference range than the others (and has no set max like the others), it may have a rather negative impact on the analysis. <text:s/>Due to this, this interval was dropped from the data set. <text:s/>Only income between $0 and $199,999 will be considered for this report. <text:s/>Our new data set now has 575 observations (with the 27 from the $200,000+ interval removed).</text:p>
      <text:p text:style-name="P2"><text:tab/>This was when the first definitive model started to take shape. <text:s/>After running proc reg, we get a model that was significant with an F=36.67 and a p value&lt;.0001 and overall looked better. <text:s/>After performing stepwise, the variables Age, Earners, Inside Metro, Northeast, Mountainwest, Single Female, Unemployed, Parttime, BA, and Graduate Degree all produce a p value&lt;.05 and are deemed significant. <text:s/>Associate's Degree has a p value of .0501 which was included in the final model since this was very close to alpha of .05. <text:s/>Although this model would produce the best R squared value for the project of .5065, the model does not appear adequate. <text:s/>Most of the residuals form 2 downward trending parallel lines, the data strays at both ends of the plot line and the residual plot is again skewed to the right. <text:s/>Despite this, we have a good first model to work with.</text:p>
      <text:p text:style-name="P2"><text:tab/>Since the residuals for the first model do not fit the normality requirements, a transformation may help create a better model. <text:s text:c="2"/>Looking at the first model, 2 specific variables appear to produce an opposite affect than expected. <text:s/>Both Age and Single Female are labeled as having a negative impact on mean household income. <text:s/>Age was originally expected to be have a positive impact while Single Female was expected to have a neutral impact. <text:s/>However, Single Female has the highest beta value of all the independent beta estimates at -47755. <text:s/>This was certainly not what had been anticipated.</text:p>
      <text:p text:style-name="P2"><text:tab/>Due to the high income values in the 4<text:span text:style-name="T1">th</text:span> interval and the overall large data range, a log transformation may help dampen the variance that has been affecting model 1. <text:s/>Thankfully, the log model produced the best overall model so far with an F = 49.46, a p value&lt;.0001, and a plot line with <text:soft-page-break/>only a small bit of data straying from the line at the beginning and end. <text:s/>After performing the stepwise process, the model has the same significant variables as the non-transformed model using alpha = .05 except for x11. <text:s/>This a good indicator that having an Associate's Degree may not a significant predictor for our model since it was only included in model 1 due to the p value being so close to alpha (.0501). <text:s/>This would become the second model for this project.</text:p>
      <text:p text:style-name="P2"><text:tab/>Residual analysis once again shows that there may be problems within model 2 as well. <text:s/>Despite the model being significant, the R squared is only .4672. <text:s/>The residuals are situated in 2 clumps which both have an obvious downward trend. <text:s/>However, the residual histogram plot looks perfectly normal with the mean and median aligned together. <text:s/>Remarkably, both Age and Single Female are again labeled as negative predictors with Single Female again yielding the biggest beta. <text:s/>Despite this odd occurrence, there's some ambition that this model may prove to be somewhat adequate to predict mean household income.</text:p>
      <text:p text:style-name="P2"><text:tab/>To produce a third model of interest, interaction terms were considered. <text:s/>4 interaction terms were set up to see if Rent was dependent on employment status (x14 for Unemployed, x15 for Part time) and to see if the Number of Household Earners was dependent on the size of the Household (labeled x17) or Age (labeled x18). <text:s/>Interaction was performed on both the complete normal model and the complete log transformed model which both produced the same results. <text:s/>While Rent interaction with Unemployed was significant, its interaction with Part Time was not. <text:s/>However, Number of Household Earners interaction was significant with both Number in each Household and Age. <text:s/>The Rent interaction and Number in each Household/Number of Household Earners interaction does not present a problem since they are excluded in the final model. <text:s/>However, the interaction between Age and Number of Household Earners is a bit troubling since both variables are in model 1 and model 2. <text:s/>Removing Age and Number of Household Earners seems a bit odd (since both are significant predictors) so they will be left in the final model.</text:p>
      <text:p text:style-name="P2"><text:tab/>Now that 3 models are established, complete vs. reduced tests with the 3 models should show <text:soft-page-break/>the best model to use. <text:s/>Comparing Model 1 and Model 3 (complete vs. interaction) setting up Ho: model 1 and Ha: model 3, an F value = <text:s/>(5.88*10^11-4.91*10^11)/9/886179145 = 12.162 with a p value &lt;.0001 using Fv1=11, v2=564 = 1.805 is established. <text:s/>Since the F test statistic is in the rejection region, Model 1 is rejected in favor of Model 3. <text:s/>It's adequate to further compare Model 2 to Model 3 (log transformation vs. interaction) setting up Ho: Model 2 and Ha: model 3. <text:s/>This test yields an F = <text:s/>(223.51035-4.91*10^11)/10/886179145) = -55.406 &lt;.0001 (since a negative F is produced) with a p value = 1.847 using Fv1=10, v2=565. <text:s/>Since the F test statistic is not in the rejection region, Model 2 is not rejected in favor of Model 3. <text:s/>Model 2 will be used to complete both the residual and outlier analysis.</text:p>
      <text:p text:style-name="P2"><text:tab/>Outlier analysis on model 2 reveals some consistent patterns. <text:s/>Using the studentized statistic tdf=564 = 1.96417, over half of the first 52 observations are flagged and 8 after 495 are flagged as outliers with respect to income. <text:s/>However, none appeared to be flagged between data points 52 and 495. <text:s/>Next, leverage value of (2*12)/575 = .0417 shows that no data points are flagged until 474 with about 30 being flagged after it. <text:s/>Cook'sD using F10,564 = 1.847 shows that none of the data points are flagged as outliers with respect to the x variables. <text:s/>Dffits value of 2(11/575)^.5 = .2766 shows a pattern similar to the studentized values as many of the lower data points are flagged and a handful of the upper data points are as well. <text:s/>However, none are flagged between data points 45 and 482. <text:s/>Dfbeta values of 2(575)^-.5 = .0834 vary for the flagged Dffit data points. <text:s/>For instance, obersvation 12 has a flagged Dfbeta of -0.3676 but only has Age, x5 and x9 flagged using the Dffit value. <text:s/>For comparison, observation 45 has a flagged Dfbeta of -.2767 but only has x13 as a flagged Dffit value.</text:p>
      <text:p text:style-name="P2"><text:tab/>I feel this model would prove to be good predictor for the mean interval household income but not as an approximate predictor of mean household income. <text:s/>This is simply due to the fact that data was provided as an interval, not as sampled points. <text:s/>This limited what the end result could do even with the generated random sample. <text:s/>Most of the betas for the model are consistent with what was expected. <text:s/>Both Unemployed and Part Time work levels are negative predictors (since it's assumed the less you <text:soft-page-break/>work, the less household income is generated) and both Bachelor's and Graduate Degree education levels are positive predictors, with Graduates being greater than Bachelor's (implying that higher level education generates more household income). <text:s/>The Northeast region is the most significant of the region predictors which makes sense considering states like New York, Massachusetts and Connecticut <text:s/>are in this region (which are generally assumed to have a fairly high median income). <text:s/>However, having Age and Single Female be a negative predictor for household income is baffling and a bit hard to explain.</text:p>
      <text:p text:style-name="P2"><text:tab/>It was interesting to see the effect of certain variables on household income. <text:s/>However, it certainly wasn't easy. <text:s/>In order for this data set to work, I had to determine a way to generate useable data from the census intervals. <text:s/>Using the weighted average for the 4 intervals, I computed 602 random data points using Excel and R and then aligned them into their properly weighted intervals. <text:s/>It turned out to be quite the time consuming process. <text:s/>Thankfully, Oliver and I worked on the analysis part together (and compared different possible models and results) and he completed the residual analysis on the final model.</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y Brown</meta:initial-creator>
    <meta:creation-date>2013-11-13T13:05:47.02</meta:creation-date>
    <dc:date>2013-11-14T01:13:16.97</dc:date>
    <dc:creator>Scotty Brown</dc:creator>
    <meta:editing-duration>PT3H44M50S</meta:editing-duration>
    <meta:editing-cycles>12</meta:editing-cycles>
    <meta:generator>OpenOffice.org/3.3$Win32 OpenOffice.org_project/330m20$Build-9567</meta:generator>
    <meta:document-statistic meta:table-count="0" meta:image-count="0" meta:object-count="0" meta:page-count="5" meta:paragraph-count="16" meta:word-count="1764" meta:character-count="10573"/>
  </office:meta>
</office:document-meta>
</file>